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>
            <text:p>NO ENTRA NINGUNO CON MOCHILAS DE TAMAÑO VARIABLE</text:p>
          </table:table-cell>
          <table:table-cell table:number-columns-repeated="3"/>
          <table:table-cell office:value-type="string">
            <text:p>ENTRAN TODOS</text:p>
          </table:table-cell>
          <table:table-cell table:number-columns-repeated="3"/>
          <table:table-cell office:value-type="string">
            <text:p>ENTRAN RANDO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07743">
            <text:p>607743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793447">
            <text:p>1079344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60222">
            <text:p>660222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977756">
            <text:p>97775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7699076">
            <text:p>1769907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179282">
            <text:p>117928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449796">
            <text:p>1449796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7647025">
            <text:p>2764702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790980">
            <text:p>17909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641932">
            <text:p>164193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35567742">
            <text:p>3556774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233578">
            <text:p>2233578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013949">
            <text:p>2013949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5149554">
            <text:p>4514955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750679">
            <text:p>2750679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53591293">
            <text:p>5359129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249154">
            <text:p>3249154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62328588">
            <text:p>62328588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674107">
            <text:p>3674107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71164402">
            <text:p>71164402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4147093">
            <text:p>4147093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80237935">
            <text:p>80237935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600475">
            <text:p>4600475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89907973">
            <text:p>89907973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5017096">
            <text:p>50170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97699291">
            <text:p>97699291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383233">
            <text:p>5383233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106433156">
            <text:p>106433156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6136091">
            <text:p>6136091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115568447">
            <text:p>115568447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342441">
            <text:p>63424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124342993">
            <text:p>12434299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6636527">
            <text:p>6636527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133416527">
            <text:p>133416527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124708">
            <text:p>7124708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142263124">
            <text:p>142263124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857471">
            <text:p>785747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150522529">
            <text:p>150522529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437799">
            <text:p>8437799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7864328">
            <text:p>786432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59480388">
            <text:p>159480388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769626">
            <text:p>8769626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449558">
            <text:p>8449558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168732333">
            <text:p>16873233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076455">
            <text:p>9076455</text:p>
          </table:table-cell>
          <table:table-cell office:value-type="float" office:value="95">
            <text:p>9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office:value-type="string">
            <text:p>entran una cantidad par de elementos en las mochilas</text:p>
          </table:table-cell>
          <table:table-cell table:number-columns-repeated="3"/>
          <table:table-cell office:value-type="string">
            <text:p>entra un unico elemento en cada mochila</text:p>
          </table:table-cell>
          <table:table-cell table:number-columns-repeated="3"/>
          <table:table-cell office:value-type="string">
            <text:p>entra un solo elemento en una unica mochila y el resto quedan vacia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615128">
            <text:p>6151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56300">
            <text:p>65630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814616">
            <text:p>81461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054786">
            <text:p>105478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6363">
            <text:p>97636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45974">
            <text:p>945974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650799">
            <text:p>1650799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42978">
            <text:p>1442978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190064">
            <text:p>1190064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079674">
            <text:p>2079674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955666">
            <text:p>195566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620899">
            <text:p>1620899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2545308">
            <text:p>2545308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394833">
            <text:p>2394833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87514">
            <text:p>20875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3027608">
            <text:p>3027608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897719">
            <text:p>2897719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03645">
            <text:p>2503645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3405507">
            <text:p>3405507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379039">
            <text:p>3379039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2867330">
            <text:p>2867330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float" office:value="3886827">
            <text:p>3886827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799580">
            <text:p>3799580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592740">
            <text:p>35927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float" office:value="4422063">
            <text:p>4422063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4277470">
            <text:p>4277470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769192">
            <text:p>3769192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4861720">
            <text:p>4861720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831329">
            <text:p>483132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147581">
            <text:p>4147581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5385192">
            <text:p>538519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5269517">
            <text:p>5269517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588219">
            <text:p>45882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6157165">
            <text:p>6157165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800831">
            <text:p>5800831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124433">
            <text:p>5124433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float" office:value="6198338">
            <text:p>6198338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6252251">
            <text:p>6252251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5395972">
            <text:p>5395972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float" office:value="6825720">
            <text:p>6825720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7177639">
            <text:p>7177639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816513">
            <text:p>5816513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float" office:value="7173230">
            <text:p>7173230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7236946">
            <text:p>7236946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194904">
            <text:p>6194904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float" office:value="7471727">
            <text:p>7471727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7667782">
            <text:p>7667782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637011">
            <text:p>6637011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float" office:value="8023137">
            <text:p>8023137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8144690">
            <text:p>814469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7007558">
            <text:p>7007558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float" office:value="8901471">
            <text:p>8901471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894116">
            <text:p>889411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613864">
            <text:p>76138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/>
          <table:table-cell office:value-type="float" office:value="8905883">
            <text:p>890588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9162225">
            <text:p>9162225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8713252">
            <text:p>8713252</text:p>
          </table:table-cell>
          <table:table-cell office:value-type="float" office:value="95">
            <text:p>95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tiempo de complejidad;</text:p>
          </table:table-cell>
          <table:table-cell table:number-columns-repeated="3"/>
          <table:table-cell office:value-type="string">
            <text:p>mejor caso</text:p>
          </table:table-cell>
          <table:table-cell table:number-columns-repeated="3"/>
          <table:table-cell office:value-type="string">
            <text:p>division algo/complejidad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" office:value-type="float" office:value="672300">
            <text:p>67230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07743">
            <text:p>60774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F55]/[.B55]" office:value-type="float" office:value="0.903975903614458">
            <text:p>0,9039759036</text:p>
          </table:table-cell>
          <table:table-cell/>
        </table:table-row>
        <table:table-row table:style-name="ro2">
          <table:table-cell/>
          <table:table-cell table:style-name="ce1" office:value-type="float" office:value="1013005.3">
            <text:p>101300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77756">
            <text:p>97775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F56]/[.B56]" office:value-type="float" office:value="0.965203242273264">
            <text:p>0,9652032423</text:p>
          </table:table-cell>
          <table:table-cell/>
        </table:table-row>
        <table:table-row table:style-name="ro2">
          <table:table-cell/>
          <table:table-cell table:style-name="ce1" office:value-type="float" office:value="1450152.848">
            <text:p>145015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449796">
            <text:p>1449796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F57]/[.B57]" office:value-type="float" office:value="0.999753923870513">
            <text:p>0,9997539239</text:p>
          </table:table-cell>
          <table:table-cell/>
        </table:table-row>
        <table:table-row table:style-name="ro2">
          <table:table-cell/>
          <table:table-cell table:style-name="ce1" office:value-type="float" office:value="1642637.512">
            <text:p>1642638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1641932">
            <text:p>164193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F58]/[.B58]" office:value-type="float" office:value="0.999570500493964">
            <text:p>0,9995705005</text:p>
          </table:table-cell>
          <table:table-cell/>
        </table:table-row>
        <table:table-row table:style-name="ro2">
          <table:table-cell/>
          <table:table-cell table:style-name="ce1" office:value-type="float" office:value="2014695.9495">
            <text:p>2014696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013949">
            <text:p>2013949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F59]/[.B59]" office:value-type="float" office:value="0.999629249515201">
            <text:p>0,9996292495</text:p>
          </table:table-cell>
          <table:table-cell/>
        </table:table-row>
        <table:table-row table:style-name="ro1">
          <table:table-cell/>
          <table:table-cell table:style-name="ce2" office:value-type="float" office:value="2617371">
            <text:p>261737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506586">
            <text:p>250658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F60]/[.B60]" office:value-type="float" office:value="0.957673176634111">
            <text:p>0,9576731766</text:p>
          </table:table-cell>
          <table:table-cell/>
        </table:table-row>
        <table:table-row table:style-name="ro2">
          <table:table-cell/>
          <table:table-cell table:style-name="ce1" office:value-type="float" office:value="3105836">
            <text:p>3105836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2905562">
            <text:p>2905562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F61]/[.B61]" office:value-type="float" office:value="0.935516878547354">
            <text:p>0,9355168785</text:p>
          </table:table-cell>
          <table:table-cell/>
        </table:table-row>
        <table:table-row table:style-name="ro2">
          <table:table-cell/>
          <table:table-cell table:style-name="ce1" office:value-type="float" office:value="6914621">
            <text:p>6914621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float" office:value="3317771">
            <text:p>3317771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F62]/[.B62]" office:value-type="float" office:value="0.479819645935764">
            <text:p>0,4798196459</text:p>
          </table:table-cell>
          <table:table-cell/>
        </table:table-row>
        <table:table-row table:style-name="ro2">
          <table:table-cell/>
          <table:table-cell table:style-name="ce1" office:value-type="float" office:value="8042079">
            <text:p>8042079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3742725">
            <text:p>374272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F63]/[.B63]" office:value-type="float" office:value="0.465392717480144">
            <text:p>0,4653927175</text:p>
          </table:table-cell>
          <table:table-cell/>
        </table:table-row>
        <table:table-row table:style-name="ro2">
          <table:table-cell/>
          <table:table-cell table:style-name="ce1" office:value-type="float" office:value="15630241">
            <text:p>1563024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4130917">
            <text:p>4130917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F64]/[.B64]" office:value-type="float" office:value="0.264290038778033">
            <text:p>0,2642900388</text:p>
          </table:table-cell>
          <table:table-cell/>
        </table:table-row>
        <table:table-row table:style-name="ro2">
          <table:table-cell/>
          <table:table-cell table:style-name="ce1" office:value-type="float" office:value="32548705">
            <text:p>32548705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4590670">
            <text:p>4590670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F65]/[.B65]" office:value-type="float" office:value="0.141040019871758">
            <text:p>0,1410400199</text:p>
          </table:table-cell>
          <table:table-cell/>
        </table:table-row>
        <table:table-row table:style-name="ro2">
          <table:table-cell/>
          <table:table-cell table:style-name="ce1" office:value-type="float" office:value="70609663">
            <text:p>70609663</text:p>
          </table:table-cell>
          <table:table-cell office:value-type="float" office:value="60">
            <text:p>60</text:p>
          </table:table-cell>
          <table:table-cell table:number-columns-repeated="2"/>
          <table:table-cell office:value-type="float" office:value="5094536">
            <text:p>5094536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F66]/[.B66]" office:value-type="float" office:value="0.0721506913295989">
            <text:p>0,0721506913</text:p>
          </table:table-cell>
          <table:table-cell/>
        </table:table-row>
        <table:table-row table:style-name="ro2">
          <table:table-cell/>
          <table:table-cell table:style-name="ce1" office:value-type="float" office:value="148630853">
            <text:p>148630853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5355782">
            <text:p>5355782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F67]/[.B67]" office:value-type="float" office:value="0.0360341200490856">
            <text:p>0,03603412</text:p>
          </table:table-cell>
          <table:table-cell/>
        </table:table-row>
        <table:table-row table:style-name="ro2">
          <table:table-cell/>
          <table:table-cell table:style-name="ce1" office:value-type="float" office:value="316921558">
            <text:p>316921558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float" office:value="5832690">
            <text:p>5832690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F68]/[.B68]" office:value-type="float" office:value="0.0184042071382219">
            <text:p>0,0184042071</text:p>
          </table:table-cell>
          <table:table-cell/>
        </table:table-row>
        <table:table-row table:style-name="ro2">
          <table:table-cell/>
          <table:table-cell table:style-name="ce1" office:value-type="float" office:value="674909595">
            <text:p>674909595</text:p>
          </table:table-cell>
          <table:table-cell office:value-type="float" office:value="75">
            <text:p>75</text:p>
          </table:table-cell>
          <table:table-cell table:number-columns-repeated="2"/>
          <table:table-cell office:value-type="float" office:value="6226274">
            <text:p>6226274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F69]/[.B69]" office:value-type="float" office:value="0.00922534521086487">
            <text:p>0,0092253452</text:p>
          </table:table-cell>
          <table:table-cell/>
        </table:table-row>
        <table:table-row table:style-name="ro2">
          <table:table-cell/>
          <table:table-cell table:style-name="ce1" office:value-type="float" office:value="1425390601">
            <text:p>1425390601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6628190">
            <text:p>6628190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F70]/[.B70]" office:value-type="float" office:value="0.0046500867869831">
            <text:p>0,0046500868</text:p>
          </table:table-cell>
          <table:table-cell/>
        </table:table-row>
        <table:table-row table:style-name="ro2">
          <table:table-cell/>
          <table:table-cell table:style-name="ce1" office:value-type="float" office:value="3010363164">
            <text:p>3010363164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float" office:value="7038930">
            <text:p>7038930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F71]/[.B71]" office:value-type="float" office:value="0.00233823283654822">
            <text:p>0,0023382328</text:p>
          </table:table-cell>
          <table:table-cell/>
        </table:table-row>
        <table:table-row table:style-name="ro2">
          <table:table-cell/>
          <table:table-cell table:style-name="ce1" office:value-type="float" office:value="6380584795">
            <text:p>6380584795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7864328">
            <text:p>786432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F72]/[.B72]" office:value-type="float" office:value="0.00123254031607929">
            <text:p>0,0012325403</text:p>
          </table:table-cell>
          <table:table-cell/>
        </table:table-row>
        <table:table-row table:style-name="ro2">
          <table:table-cell/>
          <table:table-cell table:style-name="ce1" office:value-type="float" office:value="13563469563">
            <text:p>13563469563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8449558">
            <text:p>8449558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F73]/[.B73]" office:value-type="float" office:value="0.000622964349995644">
            <text:p>0,0006229643</text:p>
          </table:table-cell>
          <table:table-cell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>
            <text:p>tiempo de complejidad;</text:p>
          </table:table-cell>
          <table:table-cell table:number-columns-repeated="3"/>
          <table:table-cell office:value-type="string">
            <text:p>peor caso</text:p>
          </table:table-cell>
          <table:table-cell table:number-columns-repeated="3"/>
          <table:table-cell office:value-type="string">
            <text:p>division algo/complejidad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table:style-name="ce1" office:value-type="float" office:value="10995869.94">
            <text:p>10995870</text:p>
          </table:table-cell>
          <table:table-cell office:value-type="float" office:value="5">
            <text:p>5</text:p>
          </table:table-cell>
          <table:table-cell/>
          <table:table-cell table:formula="of:=[.B81]-[.F81]" office:value-type="float" office:value="202422.939999999">
            <text:p>202422,939999999</text:p>
          </table:table-cell>
          <table:table-cell office:value-type="float" office:value="10793447">
            <text:p>10793447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F81]/[.B81]" office:value-type="float" office:value="0.98159100270333">
            <text:p>0,9815910027</text:p>
          </table:table-cell>
          <table:table-cell/>
        </table:table-row>
        <table:table-row table:style-name="ro2">
          <table:table-cell/>
          <table:table-cell table:style-name="ce1" office:value-type="float" office:value="18032797.414">
            <text:p>18032797</text:p>
          </table:table-cell>
          <table:table-cell office:value-type="float" office:value="10">
            <text:p>10</text:p>
          </table:table-cell>
          <table:table-cell/>
          <table:table-cell table:formula="of:=[.B82]-[.F82]" office:value-type="float" office:value="333721.414000001">
            <text:p>333721,414000001</text:p>
          </table:table-cell>
          <table:table-cell office:value-type="float" office:value="17699076">
            <text:p>1769907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F82]/[.B82]" office:value-type="float" office:value="0.981493641483439">
            <text:p>0,9814936415</text:p>
          </table:table-cell>
          <table:table-cell/>
        </table:table-row>
        <table:table-row table:style-name="ro2">
          <table:table-cell/>
          <table:table-cell table:style-name="ce1" office:value-type="float" office:value="28170962.44304">
            <text:p>28170962</text:p>
          </table:table-cell>
          <table:table-cell office:value-type="float" office:value="15">
            <text:p>15</text:p>
          </table:table-cell>
          <table:table-cell/>
          <table:table-cell table:formula="of:=[.B83]-[.F83]" office:value-type="float" office:value="523937.443039998">
            <text:p>523937,443039998</text:p>
          </table:table-cell>
          <table:table-cell office:value-type="float" office:value="27647025">
            <text:p>27647025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F83]/[.B83]" office:value-type="float" office:value="0.981401507168973">
            <text:p>0,9814015072</text:p>
          </table:table-cell>
          <table:table-cell/>
        </table:table-row>
        <table:table-row table:style-name="ro2">
          <table:table-cell/>
          <table:table-cell table:style-name="ce1" office:value-type="float" office:value="36246244.08976">
            <text:p>36246244</text:p>
          </table:table-cell>
          <table:table-cell office:value-type="float" office:value="20">
            <text:p>20</text:p>
          </table:table-cell>
          <table:table-cell/>
          <table:table-cell table:formula="of:=[.B84]-[.F84]" office:value-type="float" office:value="678502.089759998">
            <text:p>678502,089759998</text:p>
          </table:table-cell>
          <table:table-cell office:value-type="float" office:value="35567742">
            <text:p>35567742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F84]/[.B84]" office:value-type="float" office:value="0.981280761447179">
            <text:p>0,9812807614</text:p>
          </table:table-cell>
          <table:table-cell/>
        </table:table-row>
        <table:table-row table:style-name="ro2">
          <table:table-cell/>
          <table:table-cell table:style-name="ce1" office:value-type="float" office:value="46012251.16101">
            <text:p>46012251</text:p>
          </table:table-cell>
          <table:table-cell office:value-type="float" office:value="25">
            <text:p>25</text:p>
          </table:table-cell>
          <table:table-cell/>
          <table:table-cell table:formula="of:=[.B85]-[.F85]" office:value-type="float" office:value="862697.161009997">
            <text:p>862697,161009997</text:p>
          </table:table-cell>
          <table:table-cell office:value-type="float" office:value="45149554">
            <text:p>45149554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F85]/[.B85]" office:value-type="float" office:value="0.98125070738245">
            <text:p>0,9812507074</text:p>
          </table:table-cell>
          <table:table-cell/>
        </table:table-row>
        <table:table-row table:style-name="ro2">
          <table:table-cell/>
          <table:table-cell table:style-name="ce1" office:value-type="float" office:value="54637884.12">
            <text:p>54637884</text:p>
          </table:table-cell>
          <table:table-cell office:value-type="float" office:value="30">
            <text:p>30</text:p>
          </table:table-cell>
          <table:table-cell/>
          <table:table-cell table:formula="of:=[.B86]-[.F86]" office:value-type="float" office:value="1046591.12">
            <text:p>1046591,12</text:p>
          </table:table-cell>
          <table:table-cell office:value-type="float" office:value="53591293">
            <text:p>53591293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F86]/[.B86]" office:value-type="float" office:value="0.980844955165149">
            <text:p>0,9808449552</text:p>
          </table:table-cell>
          <table:table-cell/>
        </table:table-row>
        <table:table-row table:style-name="ro2">
          <table:table-cell/>
          <table:table-cell table:style-name="ce1" office:value-type="float" office:value="63513043.04">
            <text:p>63513043</text:p>
          </table:table-cell>
          <table:table-cell office:value-type="float" office:value="35">
            <text:p>35</text:p>
          </table:table-cell>
          <table:table-cell/>
          <table:table-cell table:formula="of:=[.B87]-[.F87]" office:value-type="float" office:value="1184455.04">
            <text:p>1184455,04</text:p>
          </table:table-cell>
          <table:table-cell office:value-type="float" office:value="62328588">
            <text:p>62328588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[.F87]/[.B87]" office:value-type="float" office:value="0.981350995271097">
            <text:p>0,9813509953</text:p>
          </table:table-cell>
          <table:table-cell/>
        </table:table-row>
        <table:table-row table:style-name="ro2">
          <table:table-cell/>
          <table:table-cell table:style-name="ce1" office:value-type="float" office:value="72449397.62">
            <text:p>72449398</text:p>
          </table:table-cell>
          <table:table-cell office:value-type="float" office:value="40">
            <text:p>40</text:p>
          </table:table-cell>
          <table:table-cell/>
          <table:table-cell table:formula="of:=[.B88]-[.F88]" office:value-type="float" office:value="1284995.62">
            <text:p>1284995,62</text:p>
          </table:table-cell>
          <table:table-cell office:value-type="float" office:value="71164402">
            <text:p>71164402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[.F88]/[.B88]" office:value-type="float" office:value="0.982263543076785">
            <text:p>0,9822635431</text:p>
          </table:table-cell>
          <table:table-cell/>
        </table:table-row>
        <table:table-row table:style-name="ro2">
          <table:table-cell/>
          <table:table-cell table:style-name="ce1" office:value-type="float" office:value="81681852.12">
            <text:p>81681852</text:p>
          </table:table-cell>
          <table:table-cell office:value-type="float" office:value="45">
            <text:p>45</text:p>
          </table:table-cell>
          <table:table-cell/>
          <table:table-cell table:formula="of:=[.B89]-[.F89]" office:value-type="float" office:value="1443917.12">
            <text:p>1443917,12</text:p>
          </table:table-cell>
          <table:table-cell office:value-type="float" office:value="80237935">
            <text:p>80237935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[.F89]/[.B89]" office:value-type="float" office:value="0.982322669203451">
            <text:p>0,9823226692</text:p>
          </table:table-cell>
          <table:table-cell/>
        </table:table-row>
        <table:table-row table:style-name="ro2">
          <table:table-cell/>
          <table:table-cell table:style-name="ce1" office:value-type="float" office:value="91393527.64">
            <text:p>91393528</text:p>
          </table:table-cell>
          <table:table-cell office:value-type="float" office:value="50">
            <text:p>50</text:p>
          </table:table-cell>
          <table:table-cell/>
          <table:table-cell table:formula="of:=[.B90]-[.F90]" office:value-type="float" office:value="1485554.64">
            <text:p>1485554,64</text:p>
          </table:table-cell>
          <table:table-cell office:value-type="float" office:value="89907973">
            <text:p>89907973</text:p>
          </table:table-cell>
          <table:table-cell office:value-type="float" office:value="50">
            <text:p>50</text:p>
          </table:table-cell>
          <table:table-cell table:number-columns-repeated="2"/>
          <table:table-cell table:formula="of:=[.F90]/[.B90]" office:value-type="float" office:value="0.983745515920431">
            <text:p>0,9837455159</text:p>
          </table:table-cell>
          <table:table-cell/>
        </table:table-row>
        <table:table-row table:style-name="ro2">
          <table:table-cell/>
          <table:table-cell table:style-name="ce1" office:value-type="float" office:value="99002302.72">
            <text:p>99002303</text:p>
          </table:table-cell>
          <table:table-cell office:value-type="float" office:value="55">
            <text:p>55</text:p>
          </table:table-cell>
          <table:table-cell/>
          <table:table-cell table:formula="of:=[.B91]-[.F91]" office:value-type="float" office:value="1303011.72">
            <text:p>1303011,72</text:p>
          </table:table-cell>
          <table:table-cell office:value-type="float" office:value="97699291">
            <text:p>97699291</text:p>
          </table:table-cell>
          <table:table-cell office:value-type="float" office:value="55">
            <text:p>55</text:p>
          </table:table-cell>
          <table:table-cell table:number-columns-repeated="2"/>
          <table:table-cell table:formula="of:=[.F91]/[.B91]" office:value-type="float" office:value="0.986838571586712">
            <text:p>0,9868385716</text:p>
          </table:table-cell>
          <table:table-cell/>
        </table:table-row>
        <table:table-row table:style-name="ro2">
          <table:table-cell/>
          <table:table-cell table:style-name="ce1" office:value-type="float" office:value="107149625.86">
            <text:p>107149626</text:p>
          </table:table-cell>
          <table:table-cell office:value-type="float" office:value="60">
            <text:p>60</text:p>
          </table:table-cell>
          <table:table-cell/>
          <table:table-cell table:formula="of:=[.B92]-[.F92]" office:value-type="float" office:value="716469.859999999">
            <text:p>716469,859999999</text:p>
          </table:table-cell>
          <table:table-cell office:value-type="float" office:value="106433156">
            <text:p>106433156</text:p>
          </table:table-cell>
          <table:table-cell office:value-type="float" office:value="60">
            <text:p>60</text:p>
          </table:table-cell>
          <table:table-cell table:number-columns-repeated="2"/>
          <table:table-cell table:formula="of:=[.F92]/[.B92]" office:value-type="float" office:value="0.993313370399108">
            <text:p>0,9933133704</text:p>
          </table:table-cell>
          <table:table-cell/>
        </table:table-row>
        <table:table-row table:style-name="ro1">
          <table:table-cell/>
          <table:table-cell table:style-name="ce1" office:value-type="float" office:value="148630853">
            <text:p>148630853</text:p>
          </table:table-cell>
          <table:table-cell office:value-type="float" office:value="65">
            <text:p>65</text:p>
          </table:table-cell>
          <table:table-cell/>
          <table:table-cell table:formula="of:=[.B93]-[.F93]" office:value-type="float" office:value="33062406">
            <text:p>33062406</text:p>
          </table:table-cell>
          <table:table-cell office:value-type="float" office:value="115568447">
            <text:p>115568447</text:p>
          </table:table-cell>
          <table:table-cell office:value-type="float" office:value="65">
            <text:p>65</text:p>
          </table:table-cell>
          <table:table-cell table:number-columns-repeated="2"/>
          <table:table-cell table:formula="of:=[.F93]/[.B93]" office:value-type="float" office:value="0.777553547378215">
            <text:p>0,7775535474</text:p>
          </table:table-cell>
          <table:table-cell/>
        </table:table-row>
        <table:table-row table:style-name="ro2">
          <table:table-cell/>
          <table:table-cell table:style-name="ce1" office:value-type="float" office:value="316921558">
            <text:p>316921558</text:p>
          </table:table-cell>
          <table:table-cell office:value-type="float" office:value="70">
            <text:p>70</text:p>
          </table:table-cell>
          <table:table-cell/>
          <table:table-cell table:formula="of:=[.B94]-[.F94]" office:value-type="float" office:value="192578565">
            <text:p>192578565</text:p>
          </table:table-cell>
          <table:table-cell office:value-type="float" office:value="124342993">
            <text:p>124342993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[.F94]/[.B94]" office:value-type="float" office:value="0.392346275793583">
            <text:p>0,3923462758</text:p>
          </table:table-cell>
          <table:table-cell/>
        </table:table-row>
        <table:table-row table:style-name="ro2">
          <table:table-cell/>
          <table:table-cell table:style-name="ce1" office:value-type="float" office:value="674909595">
            <text:p>674909595</text:p>
          </table:table-cell>
          <table:table-cell office:value-type="float" office:value="75">
            <text:p>75</text:p>
          </table:table-cell>
          <table:table-cell/>
          <table:table-cell table:formula="of:=[.B95]-[.F95]" office:value-type="float" office:value="541493068">
            <text:p>541493068</text:p>
          </table:table-cell>
          <table:table-cell office:value-type="float" office:value="133416527">
            <text:p>133416527</text:p>
          </table:table-cell>
          <table:table-cell office:value-type="float" office:value="75">
            <text:p>75</text:p>
          </table:table-cell>
          <table:table-cell table:number-columns-repeated="2"/>
          <table:table-cell table:formula="of:=[.F95]/[.B95]" office:value-type="float" office:value="0.197680590094441">
            <text:p>0,1976805901</text:p>
          </table:table-cell>
          <table:table-cell/>
        </table:table-row>
        <table:table-row table:style-name="ro2">
          <table:table-cell/>
          <table:table-cell table:style-name="ce1" office:value-type="float" office:value="1425390601">
            <text:p>1425390601</text:p>
          </table:table-cell>
          <table:table-cell office:value-type="float" office:value="80">
            <text:p>80</text:p>
          </table:table-cell>
          <table:table-cell/>
          <table:table-cell table:formula="of:=[.B96]-[.F96]" office:value-type="float" office:value="1283127477">
            <text:p>1283127477</text:p>
          </table:table-cell>
          <table:table-cell office:value-type="float" office:value="142263124">
            <text:p>142263124</text:p>
          </table:table-cell>
          <table:table-cell office:value-type="float" office:value="80">
            <text:p>80</text:p>
          </table:table-cell>
          <table:table-cell table:number-columns-repeated="2"/>
          <table:table-cell table:formula="of:=[.F96]/[.B96]" office:value-type="float" office:value="0.09980641369474">
            <text:p>0,0998064137</text:p>
          </table:table-cell>
          <table:table-cell/>
        </table:table-row>
        <table:table-row table:style-name="ro2">
          <table:table-cell/>
          <table:table-cell table:style-name="ce1" office:value-type="float" office:value="3010363164">
            <text:p>3010363164</text:p>
          </table:table-cell>
          <table:table-cell office:value-type="float" office:value="85">
            <text:p>85</text:p>
          </table:table-cell>
          <table:table-cell/>
          <table:table-cell table:formula="of:=[.B97]-[.F97]" office:value-type="float" office:value="2859840635">
            <text:p>2859840635</text:p>
          </table:table-cell>
          <table:table-cell office:value-type="float" office:value="150522529">
            <text:p>150522529</text:p>
          </table:table-cell>
          <table:table-cell office:value-type="float" office:value="85">
            <text:p>85</text:p>
          </table:table-cell>
          <table:table-cell table:number-columns-repeated="2"/>
          <table:table-cell table:formula="of:=[.F97]/[.B97]" office:value-type="float" office:value="0.0500014519178458">
            <text:p>0,0500014519</text:p>
          </table:table-cell>
          <table:table-cell/>
        </table:table-row>
        <table:table-row table:style-name="ro2">
          <table:table-cell/>
          <table:table-cell table:style-name="ce1" office:value-type="float" office:value="6380584795">
            <text:p>6380584795</text:p>
          </table:table-cell>
          <table:table-cell office:value-type="float" office:value="90">
            <text:p>90</text:p>
          </table:table-cell>
          <table:table-cell/>
          <table:table-cell table:formula="of:=[.B98]-[.F98]" office:value-type="float" office:value="6221104407">
            <text:p>6221104407</text:p>
          </table:table-cell>
          <table:table-cell office:value-type="float" office:value="159480388">
            <text:p>159480388</text:p>
          </table:table-cell>
          <table:table-cell office:value-type="float" office:value="90">
            <text:p>90</text:p>
          </table:table-cell>
          <table:table-cell table:number-columns-repeated="2"/>
          <table:table-cell table:formula="of:=[.F98]/[.B98]" office:value-type="float" office:value="0.0249946349941111">
            <text:p>0,024994635</text:p>
          </table:table-cell>
          <table:table-cell/>
        </table:table-row>
        <table:table-row table:style-name="ro2">
          <table:table-cell/>
          <table:table-cell table:style-name="ce1" office:value-type="float" office:value="13563469563">
            <text:p>13563469563</text:p>
          </table:table-cell>
          <table:table-cell office:value-type="float" office:value="95">
            <text:p>95</text:p>
          </table:table-cell>
          <table:table-cell/>
          <table:table-cell table:formula="of:=[.B99]-[.F99]" office:value-type="float" office:value="13394737230">
            <text:p>13394737230</text:p>
          </table:table-cell>
          <table:table-cell office:value-type="float" office:value="168732333">
            <text:p>168732333</text:p>
          </table:table-cell>
          <table:table-cell office:value-type="float" office:value="95">
            <text:p>95</text:p>
          </table:table-cell>
          <table:table-cell table:number-columns-repeated="2"/>
          <table:table-cell table:formula="of:=[.F99]/[.B99]" office:value-type="float" office:value="0.0124402043456703">
            <text:p>0,0124402043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B81:Hoja1.C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6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6:07:20.739037776</meta:creation-date>
    <meta:editing-duration>PT40S</meta:editing-duration>
    <meta:editing-cycles>3</meta:editing-cycles>
    <meta:generator>LibreOffice/3.5$Linux_x86 LibreOffice_project/350m1$Build-2</meta:generator>
    <dc:date>2016-09-27T00:36:25</dc:date>
    <meta:document-statistic meta:table-count="3" meta:cell-count="449" meta:object-count="0"/>
  </office:meta>
</office:document-meta>
</file>